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51c1"/>
    </style:style>
    <style:style style:name="P2" style:family="paragraph" style:parent-style-name="Standard">
      <style:paragraph-properties fo:text-align="start" style:justify-single-word="false"/>
      <style:text-properties officeooo:paragraph-rsid="001551c1"/>
    </style:style>
    <style:style style:name="P3" style:family="paragraph" style:parent-style-name="Footnote">
      <style:text-properties officeooo:rsid="000c9c99" officeooo:paragraph-rsid="000c9c9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51c1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5f851"/>
    </style:style>
    <style:style style:name="T5" style:family="text">
      <style:text-properties officeooo:rsid="0017c2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4" style:data-style-name="N0">6.04</text:variable-set>: <text:span text:style-name="T3">Conservation of Energy</text:span></text:p>
      <text:p text:style-name="P1"/>
      <text:list xml:id="list8697073722832481235" text:style-name="L1">
        <text:list-item>
          <text:p text:style-name="P4">A 1<text:span text:style-name="T4">3</text:span>0 kg man runs at a velocity of 10 m/s. What is his kinetic energy? </text:p>
        </text:list-item>
      </text:list>
      <text:p text:style-name="P2"/>
      <text:p text:style-name="P2"/>
      <text:list xml:id="list135611180155812" text:continue-numbering="true" text:style-name="L1">
        <text:list-item>
          <text:p text:style-name="P4">A car has a mass of 775 kg. <text:s/>It drives at 1<text:span text:style-name="T4">7</text:span> m/s. <text:s/>What is its kinetic energy?</text:p>
        </text:list-item>
      </text:list>
      <text:p text:style-name="P2"/>
      <text:p text:style-name="P2"/>
      <text:p text:style-name="P2"/>
      <text:list xml:id="list135610120532554" text:continue-numbering="true" text:style-name="L1">
        <text:list-item>
          <text:p text:style-name="P4">What is the kinetic energy of an electron ( me = 9.1 x 10<text:span text:style-name="T1">-31</text:span> kg) that moves at a speed of 6.<text:span text:style-name="T4">3</text:span> × 10 <text:span text:style-name="T1">5</text:span> m/s?</text:p>
        </text:list-item>
      </text:list>
      <text:p text:style-name="P2"/>
      <text:p text:style-name="P2"/>
      <text:p text:style-name="P2"/>
      <text:list xml:id="list135609550502742" text:continue-numbering="true" text:style-name="L1">
        <text:list-item>
          <text:p text:style-name="P4"><text:span text:style-name="T2"><text:s/></text:span>A helicopter flies at a velocity of 50 m/s at an altitude of 300 feet<text:note text:id="ftn1" text:note-class="footnote"><text:note-citation text:label="*">*</text:note-citation><text:note-body><text:p text:style-name="P3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610146034918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611146845482" text:continue-numbering="true" text:style-name="L1">
        <text:list-item>
          <text:p text:style-name="P4">A man pushes a <text:span text:style-name="T4">3</text:span>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609571579194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611616904566" text:continue-numbering="true" text:style-name="L1">
        <text:list-item>
          <text:p text:style-name="P4">A kangaroo jumps directly upward with an initial velocity of 3 m/s. <text:s/>What is the maximum height of the kangaroo’s jump?</text:p>
        </text:list-item>
      </text:list>
      <text:p text:style-name="P2"/>
      <text:p text:style-name="P2"/>
      <text:p text:style-name="P2"/>
      <text:p text:style-name="P2"><text:soft-page-break/></text:p>
      <text:list xml:id="list135611655893499" text:continue-numbering="true" text:style-name="L1">
        <text:list-item>
          <text:p text:style-name="P4">A skate-boarder drops into a 2.<text:span text:style-name="T4">3</text:span>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610227762511" text:continue-numbering="true" text:style-name="L1">
        <text:list-item>
          <text:list>
            <text:list-item>
              <text:p text:style-name="P4">The skate-boarder then pushes against the ground to go faster. <text:s/>He pushes with a force of <text:span text:style-name="T4">25</text:span>0 N for a distance of 0.5 meters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611466260212" text:continue-numbering="true" text:style-name="L1">
        <text:list-item>
          <text:p text:style-name="P4">A 1500 kg car is traveling <text:span text:style-name="T4">3</text:span>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610917168282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135610895510548" text:continue-numbering="true" text:style-name="L1">
        <text:list-item>
          <text:p text:style-name="P4">A proton has a mass of 1.67 x 10<text:span text:style-name="T1">-27</text:span> kg. <text:s/>It travels at 1.<text:span text:style-name="T5">8</text:span>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135610455607904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><text:soft-page-break/></text:p>
      <text:list xml:id="list135610331345562" text:continue-numbering="true" text:style-name="L1">
        <text:list-item>
          <text:p text:style-name="P4"><text:s/>Victoria carries her 2<text:span text:style-name="T5">0</text:span>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2"/>
      <text:p text:style-name="P2"/>
      <text:p text:style-name="P2"/>
      <text:list xml:id="list135610686049829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135609847329368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135610821074786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135610511276913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610642359773" text:continue-numbering="true" text:style-name="L1">
        <text:list-item>
          <text:p text:style-name="P4">A Japanese bomber flies over Pearl Harbor in Hawaii, and drops a <text:span text:style-name="T5">4</text:span>00 kg bomb on the USS Arizona, from 3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135611039767135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135610001700319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135611028301314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135610170273843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5"><draw:image xlink:href="Pictures/10000201000000EF000001006055DAA5.png" xlink:type="simple" xlink:show="embed" xlink:actuate="onLoad"/></draw:frame> <text:s text:c="20"/>Name:<text:tab/><text:tab/><text:date style:data-style-name="N37" text:date-value="2016-08-19T13:56:09.48248231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8.987467778</meta:creation-date>
    <meta:editing-duration>PT9M50S</meta:editing-duration>
    <meta:editing-cycles>5</meta:editing-cycles>
    <meta:generator>LibreOffice/4.3.7.2$Linux_X86_64 LibreOffice_project/430$Build-2</meta:generator>
    <dc:date>2016-08-19T13:56:09.394022267</dc:date>
    <meta:document-statistic meta:table-count="0" meta:image-count="2" meta:object-count="0" meta:page-count="3" meta:paragraph-count="34" meta:word-count="546" meta:character-count="2694" meta:non-whitespace-character-count="2153"/>
  </office:meta>
</office:document-meta>
</file>